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2.3244in"/>
    </style:style>
    <style:style style:name="co3" style:family="table-column">
      <style:table-column-properties fo:break-before="auto" style:column-width="4.2854in"/>
    </style:style>
    <style:style style:name="co4" style:family="table-column">
      <style:table-column-properties fo:break-before="auto" style:column-width="0.6264in"/>
    </style:style>
    <style:style style:name="co5" style:family="table-column">
      <style:table-column-properties fo:break-before="auto" style:column-width="2.2244in"/>
    </style:style>
    <style:style style:name="co6" style:family="table-column">
      <style:table-column-properties fo:break-before="auto" style:column-width="1.0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,R9,R12,R13,R8,R11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K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5,V1,V4,V2,V3,V6</text:p>
          </table:table-cell>
          <table:table-cell office:value-type="string" calcext:value-type="string">
            <text:p>Z573M_SM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573M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3,C12,C3,C11,C5,C4,C10,C9,C1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uF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8,C19,C22,C21,C20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1,IC2</text:p>
          </table:table-cell>
          <table:table-cell office:value-type="string" calcext:value-type="string">
            <text:p>PQFP-44_10x10mm_P0.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V5222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P_Elec_8x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/25V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P2040-Tiny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 Tiny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_16P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5,R14</text:p>
          </table:table-cell>
          <table:table-cell office:value-type="string" calcext:value-type="string">
            <text:p>R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771xSA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ps61088_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1088 dcdc module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SN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3000_1x1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1220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/250V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1812_4532Metric_Pad1.30x3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MSMF110-2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5V0S1BA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IP-4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627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B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2F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402_1005Metric_Pad0.72x0.64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24W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16W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4504B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PST_Angled_PTS645Vx83-2L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digit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0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M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12x12mm_H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H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Tactile_SPST_Angled_PTS645Vx83-2L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 number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2010_5025Metric_Pad1.40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050 0.5W</text:p>
          </table:table-cell>
          <table:table-cell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P_Elec_8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/250V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20:19:24.91410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MacOSX_AARCH64 LibreOffice_project/d3abf4aee5fd705e4a92bba33a32f40bc4e56f49</meta:generator>
    <dc:date>2025-08-06T20:37:57.823460000</dc:date>
    <meta:editing-duration>PT7M33S</meta:editing-duration>
    <meta:editing-cycles>3</meta:editing-cycles>
    <meta:document-statistic meta:table-count="1" meta:cell-count="171" meta:object-count="0"/>
  </office:meta>
</office:document-meta>
</file>